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61b7b4" officeooo:paragraph-rsid="0061b7b4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8422b" officeooo:paragraph-rsid="0068422b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8422b" officeooo:paragraph-rsid="00dbe331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d9aa28" officeooo:paragraph-rsid="00d9aa28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a2f9d" officeooo:paragraph-rsid="00de07b9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213ccb" officeooo:paragraph-rsid="01213ccb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fe3f8" officeooo:paragraph-rsid="00bfe3f8" style:font-name-asian="Arial1" style:font-size-asian="12pt" style:font-style-asian="normal" style:font-weight-asian="normal" style:font-name-complex="Arial1" style:font-size-complex="12pt" style:font-style-complex="normal"/>
    </style:style>
    <style:style style:name="P10" style:family="paragraph" style:parent-style-name="Standard">
      <style:paragraph-properties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c6254" officeooo:paragraph-rsid="00bfe3f8" style:font-name-asian="Arial1" style:font-size-asian="12pt" style:font-style-asian="normal" style:font-weight-asian="normal" style:font-name-complex="Arial1" style:font-size-complex="12pt" style:font-style-complex="normal"/>
    </style:style>
    <style:style style:name="P11" style:family="paragraph" style:parent-style-name="Standard">
      <style:paragraph-properties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c6254" officeooo:paragraph-rsid="01079615" style:font-name-asian="Arial1" style:font-size-asian="12pt" style:font-style-asian="normal" style:font-weight-asian="normal" style:font-name-complex="Arial1" style:font-size-complex="12pt" style:font-style-complex="normal"/>
    </style:style>
    <style:style style:name="P1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P13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P14" style:family="paragraph" style:parent-style-name="Standard" style:master-page-name="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style:page-number="auto" fo:break-before="auto" fo:break-after="auto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830520"/>
    </style:style>
    <style:style style:name="P15" style:family="paragraph" style:parent-style-name="Standard" style:master-page-name="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style:page-number="auto" fo:break-before="auto" fo:break-after="auto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8f7436"/>
    </style:style>
    <style:style style:name="P16" style:family="paragraph" style:parent-style-name="Standard" style:master-page-name="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style:page-number="auto" fo:break-before="auto" fo:break-after="auto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91ab63"/>
    </style:style>
    <style:style style:name="P17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a5cf51"/>
    </style:style>
    <style:style style:name="P18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a9abc3"/>
    </style:style>
    <style:style style:name="P19" style:family="paragraph" style:parent-style-name="Standard">
      <loext:graphic-properties draw:fill="solid" draw:fill-color="#eeeeee"/>
      <style:paragraph-properties fo:margin-left="0.499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bfe3f8"/>
    </style:style>
    <style:style style:name="P20" style:family="paragraph" style:parent-style-name="Standard">
      <loext:graphic-properties draw:fill="solid" draw:fill-color="#eeeeee"/>
      <style:paragraph-properties fo:margin-left="0.499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bc6254"/>
    </style:style>
    <style:style style:name="P21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392e0d"/>
    </style:style>
    <style:style style:name="P22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3b7572"/>
    </style:style>
    <style:style style:name="P23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68422b"/>
    </style:style>
    <style:style style:name="P24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6a2f9d"/>
    </style:style>
    <style:style style:name="P25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7f977a"/>
    </style:style>
    <style:style style:name="P26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b0991d"/>
    </style:style>
    <style:style style:name="P27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66551e" officeooo:paragraph-rsid="006a2f9d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66551e" officeooo:paragraph-rsid="00e00988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66551e" officeooo:paragraph-rsid="00e0475a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901691" officeooo:paragraph-rsid="00901691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91ab63" officeooo:paragraph-rsid="0091ab63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91ab63" officeooo:paragraph-rsid="0091ab63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91ab63" officeooo:paragraph-rsid="00f83189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b87fe0" officeooo:paragraph-rsid="00b87fe0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fb7546" officeooo:paragraph-rsid="00fb7546" style:font-weight-asian="normal" style:font-weight-complex="normal"/>
    </style:style>
    <style:style style:name="P36" style:family="paragraph" style:parent-style-name="Standard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  <style:text-properties fo:font-weight="normal" officeooo:rsid="010f44eb" officeooo:paragraph-rsid="010f44eb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128a40c" officeooo:paragraph-rsid="0128a40c" style:font-weight-asian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officeooo:rsid="00392e0d" officeooo:paragraph-rsid="00392e0d"/>
    </style:style>
    <style:style style:name="P3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392e0d" officeooo:paragraph-rsid="00392e0d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officeooo:rsid="003ab1c5" officeooo:paragraph-rsid="003ab1c5"/>
    </style:style>
    <style:style style:name="P41" style:family="paragraph" style:parent-style-name="Standard">
      <loext:graphic-properties draw:fill="none"/>
      <style:paragraph-properties fo:margin-left="0.499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3b7572" officeooo:paragraph-rsid="003b7572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officeooo:rsid="003b7572" officeooo:paragraph-rsid="003b7572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fo:font-weight="bold" officeooo:rsid="0061b7b4" officeooo:paragraph-rsid="0061b7b4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77dfc3" officeooo:paragraph-rsid="0077dfc3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7f977a" officeooo:paragraph-rsid="007f977a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8f7436" officeooo:paragraph-rsid="008f7436" style:font-weight-asian="bold" style:font-weight-complex="bold"/>
    </style:style>
    <style:style style:name="P47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6d06d8" officeooo:paragraph-rsid="006d06d8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.10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83cae0" officeooo:paragraph-rsid="0083cae0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407eaa" officeooo:paragraph-rsid="00407eaa"/>
    </style:style>
    <style:style style:name="P50" style:family="paragraph" style:parent-style-name="Standard" style:master-page-name="">
      <loext:graphic-properties draw:fill="none"/>
      <style:paragraph-properties fo:margin-left="1.199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officeooo:rsid="00407eaa" officeooo:paragraph-rsid="00407eaa"/>
    </style:style>
    <style:style style:name="P5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47ced6" officeooo:paragraph-rsid="0047ced6"/>
    </style:style>
    <style:style style:name="P52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48f7a9" officeooo:paragraph-rsid="0048f7a9"/>
    </style:style>
    <style:style style:name="P53" style:family="paragraph" style:parent-style-name="Standard">
      <loext:graphic-properties draw:fill="none"/>
      <style:paragraph-properties fo:margin-left="0.10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4fe1c3" officeooo:paragraph-rsid="004fe1c3"/>
    </style:style>
    <style:style style:name="P54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officeooo:rsid="004fe1c3" officeooo:paragraph-rsid="004fe1c3"/>
    </style:style>
    <style:style style:name="P55" style:family="paragraph" style:parent-style-name="Standard">
      <loext:graphic-properties draw:fill="none"/>
      <style:paragraph-properties fo:margin-left="0.10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5721e9" officeooo:paragraph-rsid="005721e9"/>
    </style:style>
    <style:style style:name="P56" style:family="paragraph" style:parent-style-name="Quotations">
      <style:text-properties officeooo:paragraph-rsid="00edf384"/>
    </style:style>
    <style:style style:name="P57" style:family="paragraph" style:parent-style-name="Quotations">
      <style:text-properties officeooo:paragraph-rsid="00eeeef8"/>
    </style:style>
    <style:style style:name="P58" style:family="paragraph" style:parent-style-name="Quotations">
      <style:text-properties officeooo:paragraph-rsid="00f0bbbc"/>
    </style:style>
    <style:style style:name="P59" style:family="paragraph" style:parent-style-name="Quotations">
      <style:text-properties officeooo:paragraph-rsid="00f1050c"/>
    </style:style>
    <style:style style:name="P60" style:family="paragraph" style:parent-style-name="Quotations">
      <style:text-properties officeooo:paragraph-rsid="0102e2e9"/>
    </style:style>
    <style:style style:name="P61" style:family="paragraph" style:parent-style-name="Quotations">
      <style:text-properties officeooo:paragraph-rsid="01033895"/>
    </style:style>
    <style:style style:name="P62" style:family="paragraph" style:parent-style-name="Quotations">
      <style:text-properties officeooo:paragraph-rsid="0104652b"/>
    </style:style>
    <style:style style:name="P63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officeooo:rsid="0068422b" officeooo:paragraph-rsid="0068422b"/>
    </style:style>
    <style:style style:name="P64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7e0e14" officeooo:paragraph-rsid="007e0e14"/>
    </style:style>
    <style:style style:name="P65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ff1608" officeooo:paragraph-rsid="00ff1608"/>
    </style:style>
    <style:style style:name="P66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size="12pt" fo:font-style="normal" fo:font-weight="normal" officeooo:rsid="010574a3" officeooo:paragraph-rsid="010574a3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Heading_20_2" style:list-style-name="WWNum5" style:master-page-name="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0.582cm"/>
        </style:tab-stops>
      </style:paragraph-properties>
      <style:text-properties officeooo:rsid="00392e0d" officeooo:paragraph-rsid="00392e0d"/>
    </style:style>
    <style:style style:name="P68" style:family="paragraph" style:parent-style-name="Quotations" style:list-style-name="WWNum5"/>
    <style:style style:name="P69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106c560" officeooo:paragraph-rsid="01079615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7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0991d" officeooo:paragraph-rsid="00b0991d" style:font-name-asian="Arial1" style:font-size-asian="12pt" style:font-style-asian="normal" style:font-weight-asian="normal" style:font-name-complex="Arial1" style:font-size-complex="12pt"/>
    </style:style>
    <style:style style:name="P7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0c702" officeooo:paragraph-rsid="00b0c702" style:font-name-asian="Arial1" style:font-size-asian="12pt" style:font-style-asian="normal" style:font-weight-asian="normal" style:font-name-complex="Arial1" style:font-size-complex="12pt"/>
    </style:style>
    <style:style style:name="P72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6551e" officeooo:paragraph-rsid="00e0475a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73" style:family="paragraph" style:parent-style-name="Standard" style:list-style-name="L1" style:master-page-name="Standard">
      <style:paragraph-properties fo:margin-top="0.3cm" fo:margin-bottom="0cm" style:contextual-spacing="false" fo:line-height="100%" style:page-number="1">
        <style:tab-stops>
          <style:tab-stop style:position="0.582cm"/>
        </style:tab-stops>
      </style:paragraph-properties>
    </style:style>
    <style:style style:name="P74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officeooo:rsid="00c839d3" officeooo:paragraph-rsid="00c839d3"/>
    </style:style>
    <style:style style:name="P75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fo:font-size="11pt" fo:font-style="italic" officeooo:rsid="00c839d3" officeooo:paragraph-rsid="00c839d3" style:font-size-asian="11pt" style:font-style-asian="italic" style:font-size-complex="11pt"/>
    </style:style>
    <style:style style:name="P76" style:family="paragraph" style:parent-style-name="Standard" style:list-style-name="L2">
      <loext:graphic-properties draw:fill="none" draw:fill-color="#729fcf"/>
      <style:paragraph-properties fo:margin-left="2.3cm" fo:margin-right="0.499cm" fo:margin-top="0.4cm" fo:margin-bottom="0.3cm" style:contextual-spacing="false" fo:line-height="100%" fo:text-align="justify" style:justify-single-word="false" fo:orphans="0" fo:widows="0" fo:text-indent="-0.6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size="11pt" fo:font-style="italic" fo:font-weight="bold" officeooo:rsid="00c1579e" officeooo:paragraph-rsid="00cd1e68" style:font-size-asian="11pt" style:font-style-asian="italic" style:font-weight-asian="bold" style:font-size-complex="11pt" style:font-style-complex="italic" style:font-weight-complex="bold"/>
    </style:style>
    <style:style style:name="P77" style:family="paragraph" style:parent-style-name="Standard" style:list-style-name="L2" style:master-page-name="">
      <loext:graphic-properties draw:fill="none" draw:fill-color="#729fcf"/>
      <style:paragraph-properties fo:margin-left="2.3cm" fo:margin-right="0.499cm" fo:margin-top="0.4cm" fo:margin-bottom="0.3cm" style:contextual-spacing="false" fo:line-height="100%" fo:text-align="justify" style:justify-single-word="false" fo:orphans="0" fo:widows="0" fo:text-indent="-0.6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font-size="11pt" fo:font-weight="bold" officeooo:rsid="00c1579e" officeooo:paragraph-rsid="00c1579e" style:font-size-asian="11pt" style:font-weight-asian="bold" style:font-size-complex="11pt" style:font-weight-complex="bold"/>
    </style:style>
    <style:style style:name="P78" style:family="paragraph" style:parent-style-name="Standard" style:list-style-name="WWNum5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  <style:text-properties fo:font-weight="bold" officeooo:rsid="003f80cf" officeooo:paragraph-rsid="003f80cf" style:font-weight-asian="bold" style:font-weight-complex="bold"/>
    </style:style>
    <style:style style:name="P79" style:family="paragraph" style:parent-style-name="Standard" style:list-style-name="WWNum5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199cm"/>
          <style:tab-stop style:position="0.582cm"/>
        </style:tab-stops>
      </style:paragraph-properties>
      <style:text-properties fo:font-weight="bold" officeooo:rsid="003f80cf" officeooo:paragraph-rsid="003f80cf" style:font-weight-asian="bold" style:font-weight-complex="bold"/>
    </style:style>
    <style:style style:name="P80" style:family="paragraph" style:parent-style-name="Standard" style:list-style-name="WWNum5" style:master-page-name="">
      <loext:graphic-properties draw:fill="none"/>
      <style:paragraph-properties fo:margin-left="0cm" fo:margin-right="0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118674a" officeooo:paragraph-rsid="0118674a" style:font-weight-asian="bold" style:font-weight-complex="bold"/>
    </style:style>
    <style:style style:name="P8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199cm"/>
          <style:tab-stop style:position="0.582cm"/>
        </style:tab-stops>
      </style:paragraph-properties>
      <style:text-properties fo:font-weight="bold" officeooo:rsid="006c1052" officeooo:paragraph-rsid="006c1052" style:font-weight-asian="bold" style:font-weight-complex="bold"/>
    </style:style>
    <style:style style:name="P82" style:family="paragraph" style:parent-style-name="Standard" style:list-style-name="WWNum5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  <style:text-properties fo:font-weight="normal" officeooo:rsid="010f44eb" officeooo:paragraph-rsid="010f44eb" style:font-weight-asian="normal" style:font-weight-complex="normal"/>
    </style:style>
    <style:style style:name="P83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199cm"/>
          <style:tab-stop style:position="0.582cm"/>
        </style:tab-stops>
      </style:paragraph-properties>
      <style:text-properties fo:font-weight="normal" officeooo:rsid="00e08b73" officeooo:paragraph-rsid="00e08b73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f5556d" officeooo:paragraph-rsid="00f83189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91ab63" officeooo:paragraph-rsid="0134f31d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ca2336" officeooo:paragraph-rsid="0134f31d" style:font-weight-asian="normal" style:font-weight-complex="normal"/>
    </style:style>
    <style:style style:name="P87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b09f18" officeooo:paragraph-rsid="00b09f18"/>
    </style:style>
    <style:style style:name="P8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b0991d" officeooo:paragraph-rsid="00b0991d"/>
    </style:style>
    <style:style style:name="P8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b0c702" officeooo:paragraph-rsid="00b0c702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92e0d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19c2d" style:font-name-asian="Arial1" style:font-size-asian="12pt" style:font-style-asian="normal" style:font-weight-asian="normal" style:font-name-complex="Arial1" style:font-size-complex="12pt" style:font-style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4abfa4" style:font-name-asian="Arial1" style:font-size-asian="12pt" style:font-style-asian="normal" style:font-weight-asian="normal" style:font-name-complex="Arial1" style:font-size-complex="12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4ba91f" style:font-name-asian="Arial1" style:font-size-asian="12pt" style:font-style-asian="normal" style:font-weight-asian="normal" style:font-name-complex="Arial1" style:font-size-complex="12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a2f9d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79db3" style:font-name-asian="Arial1" style:font-size-asian="12pt" style:font-style-asian="normal" style:font-weight-asian="normal" style:font-name-complex="Arial1" style:font-size-complex="12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91ab63" style:font-name-asian="Arial1" style:font-size-asian="12pt" style:font-style-asian="normal" style:font-weight-asian="normal" style:font-name-complex="Arial1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94a9ad" style:font-name-asian="Arial1" style:font-size-asian="12pt" style:font-style-asian="normal" style:font-weight-asian="normal" style:font-name-complex="Arial1" style:font-size-complex="12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ab908d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ad5159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09f18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233dc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fda1f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d118c4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132c5b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147dfd" style:font-name-asian="Arial1" style:font-size-asian="12pt" style:font-style-asian="normal" style:font-weight-asian="normal" style:font-name-complex="Arial1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3b7572" style:font-name-asian="Arial1" style:font-size-asian="12pt" style:font-style-asian="normal" style:font-weight-asian="bold" style:font-name-complex="Arial1" style:font-size-complex="12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91ab63" style:font-name-asian="Arial1" style:font-size-asian="12pt" style:font-style-asian="normal" style:font-weight-asian="bold" style:font-name-complex="Arial1" style:font-size-complex="12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6a2f9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4abfa4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6b2aa4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e2a775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6a2f9d" style:font-name-asian="Arial1" style:font-size-asian="12pt" style:font-style-asian="normal" style:font-name-complex="Arial1" style:font-size-complex="12pt" style:font-style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3fa23d" style:font-name-asian="Arial1" style:font-size-asian="12pt" style:font-style-asian="normal" style:font-name-complex="Arial1" style:font-size-complex="12pt" style:font-style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e00988" style:font-name-asian="Arial1" style:font-size-asian="12pt" style:font-style-asian="normal" style:font-name-complex="Arial1" style:font-size-complex="12pt" style:font-style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e2a775" style:font-name-asian="Arial1" style:font-size-asian="12pt" style:font-style-asian="normal" style:font-name-complex="Arial1" style:font-size-complex="12pt" style:font-style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24754d" style:font-name-asian="Arial1" style:font-size-asian="12pt" style:font-style-asian="normal" style:font-name-complex="Arial1" style:font-size-complex="12pt" style:font-style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48f7a9" style:font-name-asian="Arial1" style:font-size-asian="12pt" style:font-style-asian="italic" style:font-weight-asian="normal" style:font-name-complex="Arial1" style:font-size-complex="12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4abfa4" style:font-name-asian="Arial1" style:font-size-asian="12pt" style:font-style-asian="italic" style:font-weight-asian="normal" style:font-name-complex="Arial1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94a9ad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94a9ad" style:font-name-asian="Arial1" style:font-size-asian="12pt" style:font-style-asian="italic" style:font-weight-asian="normal" style:font-name-complex="Arial1" style:font-size-complex="12pt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993143" style:font-name-asian="Arial1" style:font-size-asian="12pt" style:font-style-asian="italic" style:font-weight-asian="normal" style:font-name-complex="Arial1" style:font-size-complex="12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87d40f" style:font-name-asian="Arial1" style:font-size-asian="12pt" style:font-style-asian="italic" style:font-weight-asian="normal" style:font-name-complex="Arial1" style:font-size-complex="12pt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993143" style:font-name-asian="Arial1" style:font-size-asian="12pt" style:font-style-asian="italic" style:font-weight-asian="bold" style:font-name-complex="Arial1" style:font-size-complex="12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normal" style:font-name-asian="Arial1" style:font-size-asian="12pt" style:font-style-asian="italic" style:font-weight-asian="normal" style:font-name-complex="Arial1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48f7a9" style:font-name-asian="Arial1" style:font-size-asian="8pt" style:font-style-asian="italic" style:font-weight-asian="normal" style:font-name-complex="Arial1" style:font-size-complex="8pt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 style:font-style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48f7a9" style:font-name-asian="Arial1" style:font-size-asian="8pt" style:font-style-asian="italic" style:font-weight-asian="normal" style:font-name-complex="Arial1" style:font-size-complex="8pt" style:font-style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53e3d" style:font-name-asian="Arial1" style:font-size-asian="8pt" style:font-style-asian="italic" style:font-weight-asian="normal" style:font-name-complex="Arial1" style:font-size-complex="8pt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7d40f" style:font-name-asian="Arial1" style:font-size-asian="8pt" style:font-style-asian="italic" style:font-weight-asian="normal" style:font-name-complex="Arial1" style:font-size-complex="8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53e3d" style:font-name-asian="Arial1" style:font-size-asian="8pt" style:font-style-asian="italic" style:font-weight-asian="normal" style:font-name-complex="Arial1" style:font-size-complex="8pt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94a9ad" style:font-name-asian="Arial1" style:font-size-asian="8pt" style:font-style-asian="italic" style:font-weight-asian="normal" style:font-name-complex="Arial1" style:font-size-complex="8pt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a23114" style:font-name-asian="Arial1" style:font-size-asian="8pt" style:font-style-asian="italic" style:font-weight-asian="normal" style:font-name-complex="Arial1" style:font-size-complex="8pt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c251b9" style:font-name-asian="Arial1" style:font-size-asian="8pt" style:font-style-asian="italic" style:font-weight-asian="normal" style:font-name-complex="Arial1" style:font-size-complex="8pt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53e3d" style:font-name-asian="Arial1" style:font-size-asian="8pt" style:font-style-asian="italic" style:font-weight-asian="normal" style:font-name-complex="Arial1" style:font-size-complex="8pt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eb3071" style:font-name-asian="Arial1" style:font-size-asian="8pt" style:font-style-asian="italic" style:font-weight-asian="normal" style:font-name-complex="Arial1" style:font-size-complex="8pt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4dc87f" style:font-name-asian="Arial1" style:font-size-asian="9pt" style:font-style-asian="italic" style:font-weight-asian="normal" style:font-name-complex="Arial1" style:font-size-complex="9pt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2ce248" style:font-name-asian="Arial1" style:font-size-asian="9pt" style:font-style-asian="italic" style:font-weight-asian="normal" style:font-name-complex="Arial1" style:font-size-complex="9pt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853e3d" style:font-name-asian="Arial1" style:font-size-asian="9pt" style:font-style-asian="italic" style:font-weight-asian="normal" style:font-name-complex="Arial1" style:font-size-complex="9pt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8ad130" style:font-name-asian="Arial1" style:font-size-asian="9pt" style:font-style-asian="italic" style:font-weight-asian="normal" style:font-name-complex="Arial1" style:font-size-complex="9pt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94a9ad" style:font-name-asian="Arial1" style:font-size-asian="9pt" style:font-style-asian="italic" style:font-weight-asian="normal" style:font-name-complex="Arial1" style:font-size-complex="9pt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993143" style:font-name-asian="Arial1" style:font-size-asian="9pt" style:font-style-asian="italic" style:font-weight-asian="normal" style:font-name-complex="Arial1" style:font-size-complex="9pt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Arial" style:text-underline-style="none" style:font-name-asian="Arial1" style:font-name-complex="Arial1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rial" style:text-underline-style="none" officeooo:rsid="0094a9ad" style:font-name-asian="Arial1" style:font-name-complex="Arial1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7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7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2e3287" style:font-name-asian="Arial1" style:font-size-asian="12pt" style:font-style-asian="normal" style:font-weight-asian="bold" style:font-name-complex="Arial1" style:font-size-complex="12pt"/>
    </style:style>
    <style:style style:name="T7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4b1ad" style:font-name-asian="Arial1" style:font-size-asian="12pt" style:font-style-asian="normal" style:font-weight-asian="bold" style:font-name-complex="Arial1" style:font-size-complex="12pt" style:font-weight-complex="bold"/>
    </style:style>
    <style:style style:name="T7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8f7436" style:font-name-asian="Arial1" style:font-size-asian="12pt" style:font-style-asian="normal" style:font-weight-asian="bold" style:font-name-complex="Arial1" style:font-size-complex="12pt" style:font-weight-complex="bold"/>
    </style:style>
    <style:style style:name="T7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91ab63" style:font-name-asian="Arial1" style:font-size-asian="12pt" style:font-style-asian="normal" style:font-weight-asian="bold" style:font-name-complex="Arial1" style:font-size-complex="12pt" style:font-weight-complex="bold"/>
    </style:style>
    <style:style style:name="T7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175b8" style:font-name-asian="Arial1" style:font-size-asian="12pt" style:font-style-asian="normal" style:font-weight-asian="bold" style:font-name-complex="Arial1" style:font-size-complex="12pt" style:font-weight-complex="bold"/>
    </style:style>
    <style:style style:name="T7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27bff" style:font-name-asian="Arial1" style:font-size-asian="12pt" style:font-style-asian="normal" style:font-weight-asian="bold" style:font-name-complex="Arial1" style:font-size-complex="12pt" style:font-weight-complex="bold"/>
    </style:style>
    <style:style style:name="T8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/>
    </style:style>
    <style:style style:name="T8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748b4" style:font-name-asian="Arial1" style:font-size-asian="12pt" style:font-style-asian="normal" style:font-weight-asian="bold" style:font-name-complex="Arial1" style:font-size-complex="12pt"/>
    </style:style>
    <style:style style:name="T8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92e0d" style:font-name-asian="Arial1" style:font-size-asian="12pt" style:font-style-asian="normal" style:font-weight-asian="bold" style:font-name-complex="Arial1" style:font-size-complex="12pt"/>
    </style:style>
    <style:style style:name="T8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b7572" style:font-name-asian="Arial1" style:font-size-asian="12pt" style:font-style-asian="normal" style:font-weight-asian="bold" style:font-name-complex="Arial1" style:font-size-complex="12pt"/>
    </style:style>
    <style:style style:name="T8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/>
    </style:style>
    <style:style style:name="T8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68422b" style:font-name-asian="Arial1" style:font-size-asian="12pt" style:font-style-asian="normal" style:font-weight-asian="bold" style:font-name-complex="Arial1" style:font-size-complex="12pt" style:font-style-complex="normal"/>
    </style:style>
    <style:style style:name="T8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6a2f9d" style:font-name-asian="Arial1" style:font-size-asian="12pt" style:font-style-asian="normal" style:font-weight-asian="bold" style:font-name-complex="Arial1" style:font-size-complex="12pt" style:font-style-complex="normal"/>
    </style:style>
    <style:style style:name="T8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10799" style:font-name-asian="Arial1" style:font-size-asian="12pt" style:font-style-asian="normal" style:font-weight-asian="bold" style:font-name-complex="Arial1" style:font-size-complex="12pt"/>
    </style:style>
    <style:style style:name="T8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normal" officeooo:rsid="00392e0d" style:font-name-asian="Arial1" style:font-size-asian="12pt" style:font-style-asian="normal" style:font-weight-asian="normal" style:font-name-complex="Arial1" style:font-size-complex="12pt" style:font-weight-complex="normal"/>
    </style:style>
    <style:style style:name="T89" style:family="text">
      <style:text-properties fo:font-size="11pt" fo:font-style="italic" style:font-size-asian="11pt" style:font-style-asian="italic" style:font-size-complex="11pt"/>
    </style:style>
    <style:style style:name="T90" style:family="text">
      <style:text-properties fo:font-size="11pt" fo:font-style="italic" officeooo:rsid="00a9abc3" style:font-size-asian="11pt" style:font-style-asian="italic" style:font-size-complex="11pt"/>
    </style:style>
    <style:style style:name="T91" style:family="text">
      <style:text-properties fo:font-size="11pt" fo:font-style="italic" officeooo:rsid="00c839d3" style:font-size-asian="11pt" style:font-style-asian="italic" style:font-size-complex="11pt"/>
    </style:style>
    <style:style style:name="T92" style:family="text">
      <style:text-properties fo:font-size="11pt" fo:font-style="italic" style:font-size-asian="11pt" style:font-style-asian="italic" style:font-size-complex="11pt" style:font-style-complex="itali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3b7572" style:font-weight-asian="bold" style:font-weight-complex="bold"/>
    </style:style>
    <style:style style:name="T95" style:family="text">
      <style:text-properties fo:font-weight="bold" officeooo:rsid="00832f80" style:font-weight-asian="bold" style:font-weight-complex="bold"/>
    </style:style>
    <style:style style:name="T96" style:family="text">
      <style:text-properties fo:font-weight="bold" officeooo:rsid="0092c3ed" style:font-weight-asian="bold" style:font-weight-complex="bold"/>
    </style:style>
    <style:style style:name="T97" style:family="text">
      <style:text-properties fo:font-weight="bold" officeooo:rsid="0052fa64" style:font-weight-asian="bold" style:font-weight-complex="bold"/>
    </style:style>
    <style:style style:name="T98" style:family="text">
      <style:text-properties fo:font-weight="bold" officeooo:rsid="00dbe331" style:font-weight-asian="bold" style:font-weight-complex="bold"/>
    </style:style>
    <style:style style:name="T99" style:family="text">
      <style:text-properties fo:font-weight="bold" officeooo:rsid="00de07b9" style:font-weight-asian="bold" style:font-weight-complex="bold"/>
    </style:style>
    <style:style style:name="T100" style:family="text">
      <style:text-properties fo:font-weight="bold" officeooo:rsid="00f676cd" style:font-weight-asian="bold" style:font-weight-complex="bold"/>
    </style:style>
    <style:style style:name="T101" style:family="text">
      <style:text-properties fo:font-weight="bold" officeooo:rsid="00cb4367" style:font-weight-asian="bold" style:font-weight-complex="bold"/>
    </style:style>
    <style:style style:name="T102" style:family="text">
      <style:text-properties fo:font-weight="bold" officeooo:rsid="00e9c89a" style:font-weight-asian="bold" style:font-weight-complex="bold"/>
    </style:style>
    <style:style style:name="T103" style:family="text">
      <style:text-properties fo:font-weight="bold" officeooo:rsid="00e9bfd0" style:font-weight-asian="bold" style:font-weight-complex="bold"/>
    </style:style>
    <style:style style:name="T104" style:family="text">
      <style:text-properties fo:font-weight="bold" officeooo:rsid="00eb1c01" style:font-weight-asian="bold" style:font-weight-complex="bold"/>
    </style:style>
    <style:style style:name="T105" style:family="text">
      <style:text-properties fo:font-weight="bold" officeooo:rsid="00fd02af" style:font-weight-asian="bold" style:font-weight-complex="bold"/>
    </style:style>
    <style:style style:name="T106" style:family="text">
      <style:text-properties fo:font-weight="bold" officeooo:rsid="0134f31d" style:font-weight-asian="bold" style:font-weight-complex="bold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officeooo:rsid="006d06d8" style:font-style-asian="italic" style:font-style-complex="italic"/>
    </style:style>
    <style:style style:name="T109" style:family="text">
      <style:text-properties fo:font-style="italic" officeooo:rsid="00724306" style:font-style-asian="italic" style:font-style-complex="italic"/>
    </style:style>
    <style:style style:name="T110" style:family="text">
      <style:text-properties fo:font-style="italic" officeooo:rsid="00752b94" style:font-style-asian="italic" style:font-style-complex="italic"/>
    </style:style>
    <style:style style:name="T111" style:family="text">
      <style:text-properties fo:font-style="italic" officeooo:rsid="00738cd4" style:font-style-asian="italic" style:font-style-complex="italic"/>
    </style:style>
    <style:style style:name="T112" style:family="text">
      <style:text-properties fo:font-style="italic" officeooo:rsid="00e92a17" style:font-style-asian="italic" style:font-style-complex="italic"/>
    </style:style>
    <style:style style:name="T113" style:family="text">
      <style:text-properties fo:font-style="italic" officeooo:rsid="005721e9" style:font-style-asian="italic" style:font-style-complex="italic"/>
    </style:style>
    <style:style style:name="T114" style:family="text">
      <style:text-properties fo:font-style="italic" officeooo:rsid="0137307d" style:font-style-asian="italic" style:font-style-complex="italic"/>
    </style:style>
    <style:style style:name="T1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fo:font-size="8pt" style:font-size-asian="8pt" style:font-size-complex="8pt"/>
    </style:style>
    <style:style style:name="T117" style:family="text">
      <style:text-properties fo:font-size="8pt" officeooo:rsid="0078fb55" style:font-size-asian="8pt" style:font-size-complex="8pt"/>
    </style:style>
    <style:style style:name="T118" style:family="text">
      <style:text-properties fo:font-size="8pt" fo:font-style="italic" officeooo:rsid="0078fb55" style:font-size-asian="8pt" style:font-style-asian="italic" style:font-size-complex="8pt" style:font-style-complex="italic"/>
    </style:style>
    <style:style style:name="T119" style:family="text">
      <style:text-properties fo:font-size="8pt" fo:font-style="italic" officeooo:rsid="00752b94" style:font-size-asian="8pt" style:font-style-asian="italic" style:font-size-complex="8pt" style:font-style-complex="italic"/>
    </style:style>
    <style:style style:name="T120" style:family="text">
      <style:text-properties fo:font-size="8pt" fo:font-style="italic" officeooo:rsid="00e9220b" style:font-size-asian="8pt" style:font-style-asian="italic" style:font-size-complex="8pt" style:font-style-complex="italic"/>
    </style:style>
    <style:style style:name="T121" style:family="text">
      <style:text-properties fo:font-size="8pt" fo:font-style="italic" officeooo:rsid="00738cd4" style:font-size-asian="8pt" style:font-style-asian="italic" style:font-size-complex="8pt" style:font-style-complex="italic"/>
    </style:style>
    <style:style style:name="T122" style:family="text">
      <style:text-properties fo:font-size="8pt" fo:font-style="italic" officeooo:rsid="00eeeef8" style:font-size-asian="8pt" style:font-style-asian="italic" style:font-size-complex="8pt" style:font-style-complex="italic"/>
    </style:style>
    <style:style style:name="T123" style:family="text">
      <style:text-properties officeooo:rsid="003b7572"/>
    </style:style>
    <style:style style:name="T124" style:family="text">
      <style:text-properties officeooo:rsid="003c77c7"/>
    </style:style>
    <style:style style:name="T125" style:family="text">
      <style:text-properties officeooo:rsid="003fa23d"/>
    </style:style>
    <style:style style:name="T126" style:family="text">
      <style:text-properties officeooo:rsid="0044563e"/>
    </style:style>
    <style:style style:name="T127" style:family="text">
      <style:text-properties officeooo:rsid="0051267b"/>
    </style:style>
    <style:style style:name="T128" style:family="text">
      <style:text-properties officeooo:rsid="0052fa64"/>
    </style:style>
    <style:style style:name="T129" style:family="text">
      <style:text-properties officeooo:rsid="005ae323"/>
    </style:style>
    <style:style style:name="T130" style:family="text">
      <style:text-properties officeooo:rsid="005c7082"/>
    </style:style>
    <style:style style:name="T131" style:family="text">
      <style:text-properties officeooo:rsid="00632848"/>
    </style:style>
    <style:style style:name="T132" style:family="text">
      <style:text-properties officeooo:rsid="0063cad8"/>
    </style:style>
    <style:style style:name="T133" style:family="text">
      <style:text-properties officeooo:rsid="006cafbd"/>
    </style:style>
    <style:style style:name="T134" style:family="text">
      <style:text-properties officeooo:rsid="006ff0de"/>
    </style:style>
    <style:style style:name="T135" style:family="text">
      <style:text-properties officeooo:rsid="007cf888"/>
    </style:style>
    <style:style style:name="T136" style:family="text">
      <style:text-properties officeooo:rsid="00a9abc3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832f80" style:font-weight-asian="normal" style:font-weight-complex="normal"/>
    </style:style>
    <style:style style:name="T139" style:family="text">
      <style:text-properties fo:font-weight="normal" officeooo:rsid="011a32e7" style:font-weight-asian="normal" style:font-weight-complex="normal"/>
    </style:style>
    <style:style style:name="T140" style:family="text">
      <style:text-properties fo:font-weight="normal" officeooo:rsid="011b15f7" style:font-weight-asian="normal" style:font-weight-complex="normal"/>
    </style:style>
    <style:style style:name="T141" style:family="text">
      <style:text-properties fo:font-weight="normal" officeooo:rsid="012c93d0" style:font-weight-asian="normal" style:font-weight-complex="normal"/>
    </style:style>
    <style:style style:name="T142" style:family="text">
      <style:text-properties officeooo:rsid="00b530fc"/>
    </style:style>
    <style:style style:name="T143" style:family="text">
      <style:text-properties officeooo:rsid="00b87fe0"/>
    </style:style>
    <style:style style:name="T144" style:family="text">
      <style:text-properties fo:font-size="9pt" fo:font-style="italic" fo:font-weight="normal" officeooo:rsid="00b87fe0" style:font-size-asian="9pt" style:font-style-asian="italic" style:font-weight-asian="normal" style:font-size-complex="9pt" style:font-style-complex="italic" style:font-weight-complex="normal"/>
    </style:style>
    <style:style style:name="T145" style:family="text">
      <style:text-properties officeooo:rsid="00b999d1"/>
    </style:style>
    <style:style style:name="T146" style:family="text">
      <style:text-properties fo:color="#ff3333" loext:opacity="100%" style:text-position="sub 58%" fo:font-style="normal" fo:font-weight="bold" style:font-style-asian="normal" style:font-weight-asian="bold"/>
    </style:style>
    <style:style style:name="T147" style:family="text">
      <style:text-properties fo:color="#ff3333" loext:opacity="100%" fo:font-style="normal" fo:font-weight="bold" style:font-style-asian="normal" style:font-weight-asian="bold"/>
    </style:style>
    <style:style style:name="T148" style:family="text">
      <style:text-properties fo:color="#ff3333" loext:opacity="100%" fo:font-style="normal" fo:font-weight="bold" officeooo:rsid="0028ae5d" style:font-style-asian="normal" style:font-weight-asian="bold"/>
    </style:style>
    <style:style style:name="T149" style:family="text">
      <style:text-properties fo:color="#ff3333" loext:opacity="100%" fo:font-style="normal" fo:font-weight="bold" officeooo:rsid="00bfe3f8" style:font-style-asian="normal" style:font-weight-asian="bold"/>
    </style:style>
    <style:style style:name="T150" style:family="text">
      <style:text-properties fo:font-style="normal" style:font-style-asian="normal"/>
    </style:style>
    <style:style style:name="T151" style:family="text">
      <style:text-properties fo:font-style="normal" fo:font-weight="bold" style:font-style-asian="normal" style:font-weight-asian="bold" style:font-weight-complex="bold"/>
    </style:style>
    <style:style style:name="T152" style:family="text">
      <style:text-properties officeooo:rsid="00cb4367"/>
    </style:style>
    <style:style style:name="T153" style:family="text">
      <style:text-properties officeooo:rsid="00d168d9"/>
    </style:style>
    <style:style style:name="T154" style:family="text">
      <style:text-properties style:text-underline-style="solid" style:text-underline-width="auto" style:text-underline-color="font-color"/>
    </style:style>
    <style:style style:name="T155" style:family="text">
      <style:text-properties style:text-underline-style="solid" style:text-underline-width="auto" style:text-underline-color="font-color" officeooo:rsid="00d168d9"/>
    </style:style>
    <style:style style:name="T156" style:family="text">
      <style:text-properties style:text-underline-style="solid" style:text-underline-width="auto" style:text-underline-color="font-color" officeooo:rsid="00de07b9"/>
    </style:style>
    <style:style style:name="T157" style:family="text">
      <style:text-properties style:text-underline-style="solid" style:text-underline-width="auto" style:text-underline-color="font-color" officeooo:rsid="01311237"/>
    </style:style>
    <style:style style:name="T158" style:family="text">
      <style:text-properties style:text-underline-style="solid" style:text-underline-width="auto" style:text-underline-color="font-color" officeooo:rsid="00cb4367"/>
    </style:style>
    <style:style style:name="T159" style:family="text">
      <style:text-properties style:text-underline-style="solid" style:text-underline-width="auto" style:text-underline-color="font-color" officeooo:rsid="00e9c89a"/>
    </style:style>
    <style:style style:name="T160" style:family="text">
      <style:text-properties officeooo:rsid="00d5c1bd"/>
    </style:style>
    <style:style style:name="T161" style:family="text">
      <style:text-properties officeooo:rsid="00d7ad80"/>
    </style:style>
    <style:style style:name="T162" style:family="text">
      <style:text-properties officeooo:rsid="00d85902"/>
    </style:style>
    <style:style style:name="T163" style:family="text">
      <style:text-properties officeooo:rsid="00dbe331"/>
    </style:style>
    <style:style style:name="T164" style:family="text">
      <style:text-properties officeooo:rsid="00dc48c0"/>
    </style:style>
    <style:style style:name="T165" style:family="text">
      <style:text-properties officeooo:rsid="00de07b9"/>
    </style:style>
    <style:style style:name="T166" style:family="text">
      <style:text-properties officeooo:rsid="0066551e"/>
    </style:style>
    <style:style style:name="T167" style:family="text">
      <style:text-properties officeooo:rsid="00dfb541"/>
    </style:style>
    <style:style style:name="T168" style:family="text">
      <style:text-properties officeooo:rsid="00e0da3a"/>
    </style:style>
    <style:style style:name="T169" style:family="text">
      <style:text-properties officeooo:rsid="00e36182"/>
    </style:style>
    <style:style style:name="T170" style:family="text">
      <style:text-properties officeooo:rsid="00e6ed1e"/>
    </style:style>
    <style:style style:name="T171" style:family="text">
      <style:text-properties officeooo:rsid="00e82536"/>
    </style:style>
    <style:style style:name="T172" style:family="text">
      <style:text-properties officeooo:rsid="00f5556d"/>
    </style:style>
    <style:style style:name="T173" style:family="text">
      <style:text-properties officeooo:rsid="00f676cd"/>
    </style:style>
    <style:style style:name="T174" style:family="text">
      <style:text-properties officeooo:rsid="00fa366a"/>
    </style:style>
    <style:style style:name="T175" style:family="text">
      <style:text-properties officeooo:rsid="00fd02af"/>
    </style:style>
    <style:style style:name="T176" style:family="text">
      <style:text-properties officeooo:rsid="00fd8dd7"/>
    </style:style>
    <style:style style:name="T177" style:family="text">
      <style:text-properties officeooo:rsid="01079615"/>
    </style:style>
    <style:style style:name="T178" style:family="text">
      <style:text-properties officeooo:rsid="01089648"/>
    </style:style>
    <style:style style:name="T179" style:family="text">
      <style:text-properties officeooo:rsid="010d8405"/>
    </style:style>
    <style:style style:name="T180" style:family="text">
      <style:text-properties officeooo:rsid="011a32e7"/>
    </style:style>
    <style:style style:name="T181" style:family="text">
      <style:text-properties officeooo:rsid="011b564e"/>
    </style:style>
    <style:style style:name="T182" style:family="text">
      <style:text-properties officeooo:rsid="011be6b7"/>
    </style:style>
    <style:style style:name="T183" style:family="text">
      <style:text-properties officeooo:rsid="01209825"/>
    </style:style>
    <style:style style:name="T184" style:family="text">
      <style:text-properties officeooo:rsid="01219c72"/>
    </style:style>
    <style:style style:name="T185" style:family="text">
      <style:text-properties officeooo:rsid="0126447c"/>
    </style:style>
    <style:style style:name="T186" style:family="text">
      <style:text-properties officeooo:rsid="01275993"/>
    </style:style>
    <style:style style:name="T187" style:family="text">
      <style:text-properties officeooo:rsid="0128a40c"/>
    </style:style>
    <style:style style:name="T188" style:family="text">
      <style:text-properties officeooo:rsid="0128c814"/>
    </style:style>
    <style:style style:name="T189" style:family="text">
      <style:text-properties officeooo:rsid="0129e6d2"/>
    </style:style>
    <style:style style:name="T190" style:family="text">
      <style:text-properties officeooo:rsid="012aedbf"/>
    </style:style>
    <style:style style:name="T191" style:family="text">
      <style:text-properties officeooo:rsid="01311237"/>
    </style:style>
    <style:style style:name="T192" style:family="text">
      <style:text-properties officeooo:rsid="0131dd8a"/>
    </style:style>
    <style:style style:name="T193" style:family="text">
      <style:text-properties officeooo:rsid="0131edd2"/>
    </style:style>
    <style:style style:name="T194" style:family="text">
      <style:text-properties officeooo:rsid="0132ec1b"/>
    </style:style>
    <style:style style:name="T195" style:family="text">
      <style:text-properties officeooo:rsid="013439e0"/>
    </style:style>
    <style:style style:name="T196" style:family="text">
      <style:text-properties officeooo:rsid="00e9c89a"/>
    </style:style>
    <style:style style:name="T197" style:family="text">
      <style:text-properties officeooo:rsid="00ee5470"/>
    </style:style>
    <style:style style:name="T198" style:family="text">
      <style:text-properties officeooo:rsid="00eb1c01"/>
    </style:style>
    <style:style style:name="T199" style:family="text">
      <style:text-properties officeooo:rsid="0134f31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73"><text:span text:style-name="T91">P</text:span><text:span text:style-name="T90">reciso desta mensagem</text:span></text:p>
        </text:list-item>
        <text:list-item>
          <text:p text:style-name="P74"><text:span text:style-name="T90">N</text:span><text:span text:style-name="T89">ão sou exemplo</text:span></text:p>
        </text:list-item>
        <text:list-item>
          <text:p text:style-name="P75">Não é minha conforto</text:p>
        </text:list-item>
        <text:list-item>
          <text:p text:style-name="P75">Não olhe para irmão do lado, mas para você</text:p>
        </text:list-item>
      </text:list>
      <text:list text:style-name="WWNum5">
        <text:list-item>
          <text:list>
            <text:list-item>
              <text:p text:style-name="P67">Entorpecidos</text:p>
            </text:list-item>
            <text:list-item>
              <text:p text:style-name="P78">INTRO</text:p>
              <text:list>
                <text:list-item>
                  <text:list>
                    <text:list-header>
                      <text:p text:style-name="P82">(2 Cor 3 - abrir)</text:p>
                    </text:list-header>
                  </text:list>
                </text:list-item>
              </text:list>
            </text:list-item>
          </text:list>
        </text:list-item>
      </text:list>
      <text:p text:style-name="P36"><text:tab/><text:tab/>HINO</text:p>
      <text:p text:style-name="P26"><text:span text:style-name="T87">ARA. </text:span><text:span text:style-name="T82">2 </text:span><text:span text:style-name="T88">Coríntios</text:span><text:span text:style-name="T82"> 3:14</text:span><text:span text:style-name="T13"> </text:span><text:span text:style-name="T11">(</text:span><text:span text:style-name="T12">ARA</text:span><text:span text:style-name="T11">) </text:span><text:span text:style-name="T13">Mas os </text:span><text:span text:style-name="T24">sentidos deles se embotaram</text:span><text:span text:style-name="T13">. Pois até ao dia de hoje, quando fazem a leitura da antiga aliança, o mesmo véu permanece, não lhes sendo revelado que, em Cristo, é removido.</text:span></text:p>
      <text:list text:continue-numbering="true" text:style-name="WWNum5">
        <text:list-item>
          <text:p text:style-name="P87"><text:span text:style-name="T13">O </text:span><text:span text:style-name="T1">problema apontado neste texto, para os judeus é </text:span><text:span text:style-name="T18">que </text:span><text:span text:style-name="T1">seus </text:span><text:span text:style-name="T21">sentido</text:span><text:span text:style-name="T1"> estavam </text:span><text:span text:style-name="T21">embotados</text:span><text:span text:style-name="T1">, </text:span><text:span text:style-name="T17">enfraquecidos </text:span><text:span text:style-name="T1">ou </text:span><text:span text:style-name="T19">entorpecidos.</text:span></text:p>
        </text:list-item>
        <text:list-item>
          <text:p text:style-name="P88"><text:span text:style-name="T16">E</text:span><text:span text:style-name="T14"> o</text:span><text:span text:style-name="T1">s seus sentidos, estão embotados?</text:span></text:p>
        </text:list-item>
        <text:list-item>
          <text:p text:style-name="P70">A sua capacidade de discernir a verdade e o erro estão obscurecidos?</text:p>
        </text:list-item>
      </text:list>
      <text:p text:style-name="P21"><text:span text:style-name="T80">Apocalipse 3:19</text:span><text:span text:style-name="T1"> Eu </text:span><text:span text:style-name="T21">repreendo</text:span><text:span text:style-name="T1"> e disciplino a </text:span><text:span text:style-name="T21">quantos amo</text:span><text:span text:style-name="T1">. Sê, pois, zeloso e arrepende-te.</text:span></text:p>
      <text:list text:continue-numbering="true" text:style-name="WWNum5">
        <text:list-item>
          <text:p text:style-name="P71"><text:soft-page-break/>Quem é que DEUS repreende mesmo?</text:p>
        </text:list-item>
        <text:list-item>
          <text:p text:style-name="P89"><text:span text:style-name="T15">E DEUS</text:span><text:span text:style-name="T1"> te ama?</text:span></text:p>
        </text:list-item>
        <text:list-item>
          <text:p text:style-name="P71">E o que nós, <text:span text:style-name="T155">como</text:span><text:span text:style-name="T153"> </text:span>irmãos devemos fazer?</text:p>
        </text:list-item>
      </text:list>
      <text:p text:style-name="P21"><text:span text:style-name="T81">Hebreus 3:13</text:span><text:span text:style-name="T1"> pelo contrário, </text:span><text:span text:style-name="T21">exortai-vos mutuamente</text:span><text:span text:style-name="T1"> cada dia, durante o tempo que se chama </text:span><text:span text:style-name="T21">Hoje</text:span><text:span text:style-name="T1">, a fim de que nenhum de vós seja </text:span><text:span text:style-name="T21">endurecido</text:span><text:span text:style-name="T1"> pelo engano do pecado. </text:span></text:p>
      <text:list text:continue-numbering="true" text:style-name="WWNum5">
        <text:list-item>
          <text:list>
            <text:list-header>
              <text:p text:style-name="P80">EMBOTADOS <text:span text:style-name="T180">(</text:span><text:span text:style-name="T139">SLIDE</text:span><text:span text:style-name="T180">)</text:span></text:p>
            </text:list-header>
          </text:list>
        </text:list-item>
      </text:list>
      <text:p text:style-name="P39"><text:tab/>O que fazer para que nossos sentidos não sejam embotados?</text:p>
      <text:p text:style-name="P21"><text:span text:style-name="T82">1 Coríntios 6:19</text:span><text:span text:style-name="T1"> Acaso, não sabeis que o vosso corpo é </text:span><text:span text:style-name="T21">santuário</text:span><text:span text:style-name="T1"> do Espírito Santo, que está em vós, o qual tendes da parte de Deus, e que </text:span><text:span text:style-name="T2">NÃO </text:span><text:span text:style-name="T1">sois de vós mesmos?</text:span></text:p>
      <text:p text:style-name="P38"><text:tab/>O corpo não é seu. O corpo não é meu, mas de DEUS. Este corpo é temp<text:span text:style-name="T136">l</text:span>o de DEUS.</text:p>
      <text:p text:style-name="P41"><text:span text:style-name="T160">Três capítulos antes está escrito</text:span>:</text:p>
      <text:p text:style-name="P22"><text:span text:style-name="T82">1 Coríntios </text:span><text:span text:style-name="T83">3:17</text:span><text:span text:style-name="T1"> Se alguém destruir o santuário de Deus, </text:span><text:span text:style-name="T21">Deus o destruirá</text:span><text:span text:style-name="T1">; porque o santuário de Deus, </text:span><text:span text:style-name="T21">que sois vós</text:span><text:span text:style-name="T1">, </text:span><text:span text:style-name="T21">é sagrado</text:span><text:span text:style-name="T1">. </text:span></text:p>
      <text:p text:style-name="P42"><text:tab/>Não sou eu que falo, mas o próprio DEUS, afirma, com todas as letras: <text:span text:style-name="T93">NÃO HÁ SALVAÇÃO para quem destrói o corpo</text:span>. </text:p>
      <text:p text:style-name="P42"><text:tab/>ELE mesmo revela, que <text:span text:style-name="T93">destruirá</text:span> aqueles que <text:soft-page-break/>não cuidam do corpo.</text:p>
      <text:p text:style-name="P21"><text:span text:style-name="T73">1 Coríntios </text:span><text:span text:style-name="T82">10:31</text:span><text:span text:style-name="T1"> Portanto, quer </text:span><text:span text:style-name="T21">comais, quer bebais</text:span><text:span text:style-name="T1"> ou façais outra coisa qualquer, fazei tudo </text:span><text:span text:style-name="T22">PARA</text:span><text:span text:style-name="T1"> a glória de Deus. </text:span></text:p>
      <text:p text:style-name="P38"><text:tab/>A bíblia diz que até o que comemos e o que bebemos <text:span text:style-name="T94">DEVE</text:span> ser feito para a glória de DEUS.</text:p>
      <text:p text:style-name="P38"><text:span text:style-name="T124"><text:tab/>NÃO é</text:span> <text:span text:style-name="T124">possível </text:span>fazer o que queremos, <text:span text:style-name="T124">destruindo o templo de DEUS, e </text:span><text:span text:style-name="T161">fazer isso </text:span>para a glória de DEUS. </text:p>
      <text:p text:style-name="P40"><text:tab/>Não é possível glorificar a DEUS <text:span text:style-name="T161">destruindo o que é DELE</text:span>! <text:span text:style-name="T123">A consequência é sermos destruídos pelo próprio DEUS.</text:span></text:p>
      <text:list text:continue-numbering="true" text:style-name="WWNum5">
        <text:list-item>
          <text:list>
            <text:list-header>
              <text:p text:style-name="P79">COMO CUIDAR <text:span text:style-name="T125">do CORPO? </text:span><text:span text:style-name="T140">(SLIDE)</text:span></text:p>
            </text:list-header>
            <text:list-item>
              <text:p text:style-name="P83">São <text:span text:style-name="T179">4</text:span> pontos.</text:p>
            </text:list-item>
          </text:list>
        </text:list-item>
      </text:list>
      <text:p text:style-name="P63"><text:span text:style-name="T29">1º </text:span><text:span text:style-name="T25">A ALIMENTAÇÃO ORIGINAL</text:span></text:p>
      <text:p text:style-name="P23"><text:span text:style-name="T85">Gênesis 1:29-30</text:span><text:span text:style-name="T30"> E disse Deus: Eis que vos tenho dado toda a </text:span><text:span text:style-name="T25">erva que dê semente</text:span><text:span text:style-name="T30">, que está sobre a face de toda a terra; e toda a árvore, em que há fruto que dê semente, ser-vos-á para mantimento. ³⁰ E a todo o animal da terra, e a toda a ave dos céus, e a todo o réptil da terra, em que há alma vivente, toda a </text:span><text:span text:style-name="T25">erva verde</text:span><text:span text:style-name="T30"> será para mantimento; e assim foi. </text:span></text:p>
      <text:p text:style-name="P4"><text:tab/>Na criação não <text:span text:style-name="T181">havia</text:span> morte. Nenhum animal morreria. Nenhuma carne se comeria.</text:p>
      <text:p text:style-name="P4"><text:soft-page-break/><text:tab/><text:span text:style-name="T182">O</text:span> homem <text:span text:style-name="T93">apenas</text:span> <text:span text:style-name="T182">comeria </text:span>frutos e ervas que dessem semente. Já para os animais, as ervas <text:span text:style-name="T162">verdes</text:span> <text:span text:style-name="T142">(ervas do campo)</text:span> era <text:span text:style-name="T183">o</text:span> alimento.</text:p>
      <text:p text:style-name="P6"><text:tab/>Mas quando o pecado entrou no mundo, tudo mudou!</text:p>
      <text:p text:style-name="P23"><text:span text:style-name="T84">Gênesis 3:18</text:span><text:span text:style-name="T30"> Ela produzirá também cardos e abrolhos, e tu comerás a </text:span><text:span text:style-name="T25">erva do campo</text:span><text:span text:style-name="T30">.</text:span></text:p>
      <text:p text:style-name="P5"><text:tab/>Quando o homem pecou DEUS amaldiçoou, <text:span text:style-name="T98">rebaixando-o</text:span><text:span text:style-name="T163">,</text:span> a comer <text:span text:style-name="T98">igual</text:span><text:span text:style-name="T163"> aos </text:span>animais. <text:span text:style-name="T164">A</text:span> comer a “erva do campo”.</text:p>
      <text:p text:style-name="P8">Mas isto foi até o dilúvio.</text:p>
      <text:p text:style-name="P24"><text:span text:style-name="T84">Gênesis </text:span><text:span text:style-name="T86">9:3 </text:span><text:span text:style-name="T7">Tudo o que se </text:span><text:span text:style-name="T26">move</text:span><text:span text:style-name="T7"> e </text:span><text:span text:style-name="T26">vive</text:span><text:span text:style-name="T7"> ser-vos-á para alimento; </text:span><text:span text:style-name="T26">COMO</text:span><text:span text:style-name="T7"> vos dei a erva verde, tudo vos dou agora. </text:span></text:p>
      <text:p text:style-name="P27"><text:span text:style-name="T30"><text:tab/></text:span><text:span text:style-name="T31">Foi somente após o dilúvio que DEUS permitiu que se comece carne. </text:span></text:p>
      <text:p text:style-name="P7"><text:tab/>Gênesis não entra em <text:span text:style-name="T93">detalhes</text:span>, <text:span text:style-name="T165">mas</text:span><text:span text:style-name="T166"><text:tab/> </text:span><text:span text:style-name="T165">DOIS capítulos antes, </text:span><text:span text:style-name="T184">no capítulo 7, </text:span><text:span text:style-name="T165">DEUS </text:span><text:span text:style-name="T156">cria</text:span><text:span text:style-name="T165"> </text:span><text:span text:style-name="T99">distinção</text:span><text:span text:style-name="T165"> entre animais </text:span><text:span text:style-name="T99">próprios</text:span><text:span text:style-name="T165"> e </text:span><text:span text:style-name="T99">impróprios</text:span><text:span text:style-name="T165"> ao alimento.</text:span></text:p>
      <text:p text:style-name="P7"><text:tab/><text:span text:style-name="T165">Já </text:span>em Levítico 11 é especificado <text:span text:style-name="T167">mais detalhes sobre isso</text:span>.</text:p>
      <text:p text:style-name="P28"><text:span text:style-name="T35"><text:tab/>Mas perceba, que m</text:span><text:span text:style-name="T30">esmo que DEUS tenha permitido consumo de carne, isso ocorreu </text:span><text:span text:style-name="T28">APENAS</text:span><text:span text:style-name="T30"> após o dilúvio. <text:s/></text:span></text:p>
      <text:p text:style-name="P29"><text:soft-page-break/><text:span text:style-name="T30">O </text:span><text:span text:style-name="T25">fabricante</text:span><text:span text:style-name="T30"> do homem não </text:span><text:span text:style-name="T33">nos</text:span><text:span text:style-name="T30"> criou para comer carne.</text:span></text:p>
      <text:p text:style-name="P72">Animal algum é alimento! </text:p>
      <text:list text:continue-numbering="true" text:style-name="WWNum5">
        <text:list-item>
          <text:p text:style-name="P68"><text:span text:style-name="T41">Os médicos mundanos </text:span><text:span text:style-name="T51">(Conselhos</text:span><text:span text:style-name="T52">)</text:span></text:p>
          <text:list>
            <text:list-header>
              <text:p text:style-name="P81"><text:span text:style-name="T34">2º </text:span><text:span text:style-name="T32">D</text:span><text:span text:style-name="T30">ROGAS</text:span></text:p>
            </text:list-header>
          </text:list>
        </text:list-item>
      </text:list>
      <text:p text:style-name="P49"><text:tab/><text:span text:style-name="T133">E</text:span>limin<text:span text:style-name="T133">e</text:span> a<text:span text:style-name="T168">s</text:span> drogas:</text:p>
      <text:p text:style-name="P49"><text:tab/>Confira a lista de drogas psicotrópicas segundo o IMESC <text:span text:style-name="T132">(SLIDE)</text:span></text:p>
      <text:p text:style-name="P50"><text:a xlink:type="simple" xlink:href="https://imesc.sp.gov.br/index.php/classificacao-das-drogas/#:~:text=As+substâncias+que+compõem+o+grupo+de+Estimulantes+do+SNC,Anfetamina" text:style-name="Internet_20_link" text:visited-style-name="Visited_20_Internet_20_Link"><text:span text:style-name="T116">https://imesc.sp.gov.br/index.php/classificacao-das-drogas/#:~:text=As+subst%C3%A2ncias+que+comp%C3%B5em+o+grupo+de+Estimulantes+do+SNC,Anfetamina</text:span></text:a></text:p>
      <text:p text:style-name="P49"><text:span text:style-name="T169"><text:tab/>Agora n</text:span>ote <text:span text:style-name="T169">que</text:span> <text:span text:style-name="T135">oficialmente,</text:span> tanto álcool quanto o café são considerados drogas e estão <text:span text:style-name="T126">juntos </text:span><text:span text:style-name="T169">no mesmo grupo de</text:span><text:span text:style-name="T126"> </text:span>drogas como cocaína e anfetamina.</text:p>
      <text:p text:style-name="P43"><text:s/><text:tab/><text:tab/>ÁLCOOL</text:p>
      <text:p text:style-name="P51"><text:tab/>O álcool já é algo que as pessoas sabem que faz mal, mas muitos ainda consideram que em pequenas doses não há problemas. Porem, estudo de 2018 é <text:span text:style-name="T93">enfático</text:span> em afirmar o contrário.</text:p>
      <text:p text:style-name="Quotations"><text:span text:style-name="T38">não há nível seguro...</text:span><text:span text:style-name="T39"> </text:span><text:span text:style-name="T50">(BURTON, </text:span><text:span text:style-name="T62">2018)</text:span></text:p>
      <text:p text:style-name="P3">CAFÉ</text:p>
      <text:p text:style-name="P52"><text:span text:style-name="T8"><text:tab/>P</text:span><text:span text:style-name="T4">ara muitos </text:span><text:span text:style-name="T8">de fora, e talvez para alguns de dentro, </text:span><text:span text:style-name="T4">a</text:span><text:span text:style-name="T3"> grande surpresa </text:span><text:span text:style-name="T4">vai para o </text:span><text:span text:style-name="T3">café. </text:span><text:span text:style-name="T5">A </text:span><text:soft-page-break/><text:span text:style-name="T5">cafeína </text:span><text:span text:style-name="T6">é</text:span><text:span text:style-name="T5"> tanto uma </text:span><text:span text:style-name="T27">droga</text:span><text:span text:style-name="T5"> que faz parte de </text:span><text:span text:style-name="T27">muitos remédios</text:span><text:span text:style-name="T5"> que se compra em farmácias.</text:span></text:p>
      <text:p text:style-name="Quotations"><text:span text:style-name="T40">“Abstende-vos das concupiscências... </text:span><text:span text:style-name="T64">(Conselhos)</text:span></text:p>
      <text:p text:style-name="P54"><text:tab/>Veja a lista de alimentos que mais contem cafeína: <text:span text:style-name="T129">(SLIDE: </text:span><text:span text:style-name="T131">café; cacau; erva mate, verde e preta; noz de cola; guarana</text:span><text:span text:style-name="T129">)</text:span></text:p>
      <text:p text:style-name="P53"><text:tab/>A ciência até a presente data não é unânime sobre o assunto. Há diversos estudos, <text:span text:style-name="T128">muitos </text:span><text:span text:style-name="T129">deles </text:span><text:span text:style-name="T128">renomados, </text:span><text:span text:style-name="T97">que</text:span><text:span text:style-name="T128"> acabam um contradizendo </text:span><text:span text:style-name="T129">um a</text:span><text:span text:style-name="T128">o outro, </text:span>provavelmente <text:span text:style-name="T127">(</text:span>suponho <text:span text:style-name="T127">eu)</text:span> por conta do lobby desta indústria tão grande. </text:p>
      <text:p text:style-name="P55"><text:tab/>O que a ciência é <text:span text:style-name="T186">categórica</text:span> em afirmar é: <text:span text:style-name="T185">caf</text:span><text:span text:style-name="T186">eí</text:span><text:span text:style-name="T185">na é droga é </text:span><text:span text:style-name="T143">ha</text:span> <text:span text:style-name="T143">efeitos </text:span><text:span text:style-name="T130">maléficos</text:span>.</text:p>
      <text:p text:style-name="P47"><text:span text:style-name="T187">3</text:span><text:span text:style-name="T171">. </text:span>AÇÚCAR</text:p>
      <text:p text:style-name="P34">Sim, o açúcar é uma droga, <text:span text:style-name="T170">veja o que a UNIMED diz sobre isso:</text:span></text:p>
      <text:p text:style-name="P56">O <text:span text:style-name="T93">açúcar</text:span> afeta . <text:span text:style-name="T134">(UNIMED )</text:span></text:p>
      <text:p text:style-name="P56"><text:span text:style-name="T108">É melhor deixar em paz...</text:span><text:span text:style-name="T109">(CSRA)</text:span></text:p>
      <text:p text:style-name="P56"><text:span text:style-name="T108">Pudéssemos nós saber.. .</text:span><text:span text:style-name="T119">(</text:span><text:span text:style-name="T120">TI-2</text:span><text:span text:style-name="T110">)</text:span></text:p>
      <text:p text:style-name="P56"><text:span text:style-name="T108">...segundo a luz que...</text:span><text:span text:style-name="T111">(</text:span><text:span text:style-name="T112">TI2</text:span><text:span text:style-name="T121">)</text:span></text:p>
      <text:p text:style-name="P37"><text:soft-page-break/>Dispensa comentários adicionais. Já sabemos e revimos agorinha que carne não é alimento, mas comparado ao açúcar, a carne pode até ser um mal menor.</text:p>
      <text:p text:style-name="P44"><text:span text:style-name="T188">4</text:span><text:span text:style-name="T178">.</text:span><text:span text:style-name="T177"> </text:span>QUEIJO <text:span text:style-name="T144">(Ribened Cheese)</text:span></text:p>
      <text:p text:style-name="P57"><text:span text:style-name="T107">Queijo nunca. </text:span><text:span text:style-name="T118">(</text:span><text:span text:style-name="T122">TI7</text:span><text:span text:style-name="T117">)</text:span></text:p>
      <text:p text:style-name="P57"><text:span text:style-name="T113">O queijo é ainda </text:span><text:span text:style-name="T118">(Ciência do Bom Viver</text:span><text:span text:style-name="T117">)</text:span></text:p>
      <text:p text:style-name="P45"><text:span text:style-name="T189">5</text:span><text:span text:style-name="T178">. </text:span>TEMPERANÇA</text:p>
      <text:p text:style-name="P58"><text:span text:style-name="T38">O </text:span><text:span text:style-name="T49">pecado</text:span><text:span text:style-name="T38"> do comer....</text:span><text:span text:style-name="T63">(</text:span><text:span text:style-name="T65">TPI-1</text:span><text:span text:style-name="T63">, </text:span><text:span text:style-name="T65">604</text:span><text:span text:style-name="T63">)</text:span></text:p>
      <text:p text:style-name="P58"><text:span text:style-name="T38">Portanto, para que... </text:span><text:span text:style-name="T63">(</text:span><text:span text:style-name="T65">TPI-1</text:span><text:span text:style-name="T63">, </text:span><text:span text:style-name="T65">604</text:span><text:span text:style-name="T63">)</text:span></text:p>
      <text:p text:style-name="P58"><text:span text:style-name="T107">Oh, quantos estão...</text:span> <text:span text:style-name="T54">(</text:span><text:span text:style-name="T53">Conselhos </text:span><text:span text:style-name="T54">)</text:span></text:p>
      <text:p text:style-name="P59"><text:span text:style-name="T45">Pelo </text:span><text:span text:style-name="T48">apetite</text:span><text:span text:style-name="T45"> </text:span><text:span text:style-name="T46">...</text:span><text:span text:style-name="T57">(</text:span><text:span text:style-name="T59">Para Conhecê-LO</text:span><text:span text:style-name="T57">)</text:span></text:p>
      <text:p text:style-name="P59"><text:span text:style-name="T46">Que ninguém que... </text:span><text:span text:style-name="T57">(</text:span><text:span text:style-name="T56">Conselhos</text:span><text:span text:style-name="T57">)</text:span></text:p>
      <text:p text:style-name="P30"><text:tab/><text:span text:style-name="T190">É pecado a intemperança!</text:span></text:p>
      <text:p text:style-name="P30"><text:tab/>Isso tudo é como indivíduos, entre cada um e DEUS. Mas...</text:p>
      <text:p text:style-name="P46">E COMO IGREJA? <text:span text:style-name="T141">(SLIDE)</text:span></text:p>
      <text:p text:style-name="Quotations"><text:span text:style-name="T115">Não sejam trazidos</text:span><text:span text:style-name="T107">…</text:span> <text:span text:style-name="T54">(</text:span><text:span text:style-name="T53">Conselhos</text:span><text:span text:style-name="T54">)</text:span></text:p>
      <text:p text:style-name="P31"><text:tab/>A igreja, ao contrário de cada pessoa, não <text:soft-page-break/>tem opção para decidir seguir ou não a verdade. A igreja tem um ensinamento a ser dado, e tudo que é feito pela igrej<text:span text:style-name="T145">a,</text:span> <text:span text:style-name="T145">ou servido</text:span> aqui na igreja <text:span text:style-name="T93">deve</text:span> seguir <text:span text:style-name="T93">estritamente</text:span> o que DEUS manda.</text:p>
      <text:p text:style-name="P32"><text:tab/><text:span text:style-name="T172">Vou reforçar. </text:span>Ao contrário de cada um de nós, a igreja, não pode servir e nem permitir que aqui dentro seja consumido <text:span text:style-name="T93">carne,</text:span> <text:span text:style-name="T93">doces</text:span>, <text:span text:style-name="T93">bombons</text:span>, <text:span text:style-name="T93">queijos</text:span>, ou <text:span text:style-name="T154">qualquer</text:span> outra comida que <text:span text:style-name="T93">contrarie</text:span> os princípios da <text:span text:style-name="T93">reforma de saúde</text:span>!</text:p>
      <text:p text:style-name="P33"><text:tab/>E porque deveríamos nos atentar e nos preocupar com isso? </text:p>
      <text:p text:style-name="P84"><text:tab/>(abrir)</text:p>
      <text:p text:style-name="P15"><text:span text:style-name="T76">Daniel 9:11</text:span><text:span text:style-name="T1"> Sim, </text:span><text:span text:style-name="T21">todo</text:span><text:span text:style-name="T1"> o </text:span><text:span text:style-name="T37">Israel transgrediu a tua lei</text:span><text:span text:style-name="T1">, desviando-se, para não obedecer à tua voz; </text:span><text:span text:style-name="T21">por isso</text:span><text:span text:style-name="T1">, a </text:span><text:span text:style-name="T37">maldição</text:span><text:span text:style-name="T1"> e as imprecações que estão escritas na Lei de Moisés, servo de Deus, se derramaram sobre nós, porque </text:span><text:span text:style-name="T36">temos pecado contra ti</text:span><text:span text:style-name="T1">.</text:span></text:p>
      <text:p text:style-name="P32"><text:tab/>Daniel era <text:span text:style-name="T93">pecador</text:span> como eu e você, contudo o pecado a que ele se refere é aquele pegado cometido pela <text:span text:style-name="T93">nação judaica</text:span>, pelo povo como <text:span text:style-name="T93">igreja</text:span> e <text:span text:style-name="T154">não</text:span> como <text:span text:style-name="T93">indivíduos</text:span>.</text:p>
      <text:p text:style-name="P33"><text:tab/><text:tab/>E como povo, há <text:span text:style-name="T93">pecados</text:span> que eu e você temos, mesmo que <text:span text:style-name="T93">não</text:span> tenhamos <text:span text:style-name="T100">realizado</text:span><text:span text:style-name="T173"> </text:span><text:span text:style-name="T192">o </text:span><text:span text:style-name="T157">ato</text:span><text:span text:style-name="T191"> pecaminoso, como foi com </text:span><text:soft-page-break/><text:span text:style-name="T191">Daniel</text:span>. </text:p>
      <text:p text:style-name="P16"><text:span text:style-name="T76">Daniel </text:span><text:span text:style-name="T77">1</text:span><text:span text:style-name="T76">:</text:span><text:span text:style-name="T77">8 </text:span><text:span text:style-name="T9">Resolveu Daniel, </text:span><text:span text:style-name="T23">firmemente</text:span><text:span text:style-name="T9">, </text:span><text:span text:style-name="T23">não contaminar-se</text:span><text:span text:style-name="T9"> com as finas iguarias do rei, nem com o vinho que ele bebia; então, pediu ao chefe dos eunucos que lhe permitisse não contaminar-se.</text:span></text:p>
      <text:p text:style-name="P32"><text:tab/><text:span text:style-name="T193">Daniel era fiel!</text:span></text:p>
      <text:p text:style-name="P85"><text:tab/>Apesar de Daniel ser tão pecador quanto eu e você, o pecado de <text:span text:style-name="T93">quebrantar a lei</text:span><text:span text:style-name="T196"> </text:span>de Deus, <text:span text:style-name="T196">que foi previsto no </text:span><text:span text:style-name="T102">pentateuco</text:span><text:span text:style-name="T196">,</text:span> <text:span text:style-name="T196">NÃO</text:span> foi um pecado cometido <text:span text:style-name="T93">deliberadamente, </text:span>ou <text:span text:style-name="T93">abertamente</text:span>, por Daniel, <text:span text:style-name="T159">MAS</text:span> pelo <text:span text:style-name="T103">p</text:span><text:span text:style-name="T93">ovo</text:span> de Deus: <text:span text:style-name="T93">sua igreja</text:span>. </text:p>
      <text:p text:style-name="P85"><text:tab/>Apesar de Daniel <text:span text:style-name="T93">não</text:span> ter agido como todos em Israel, aquele pecado <text:span text:style-name="T93">era dele</text:span>, pois foi um pecado da igreja!</text:p>
      <text:p text:style-name="P86">O que você <text:span text:style-name="T152">faz </text:span>da vida diz respeito apenas a você e DEUS, mas como igreja, <text:span text:style-name="T152">todas as </text:span><text:span text:style-name="T101">ações</text:span><text:span text:style-name="T152"> são </text:span><text:span text:style-name="T197">escolhas</text:span><text:span text:style-name="T152"> </text:span><text:span text:style-name="T101">premeditadas</text:span><text:span text:style-name="T152"> </text:span><text:span text:style-name="T198">e, se são </text:span><text:span text:style-name="T104">contrárias</text:span><text:span text:style-name="T198">, </text:span><text:span text:style-name="T152">se tornam </text:span><text:span text:style-name="T101">pecado aberto </text:span><text:span text:style-name="T152">contra o Espírito Santo.</text:span></text:p>
      <text:p text:style-name="P85"><text:tab/><text:span text:style-name="T93">Se a igreja peca, você peca!</text:span> Lembre-se da história de Acã.</text:p>
      <text:p text:style-name="P85"><text:span text:style-name="T199">Como todos, Acã tinha </text:span><text:span text:style-name="T106">pecado</text:span><text:span text:style-name="T199">, mas o</text:span><text:span text:style-name="T175"> pecado </text:span><text:span text:style-name="T199">que levou a condenação de todo israel foi aquele </text:span><text:span text:style-name="T175">cometido </text:span><text:span text:style-name="T105">durante exercício</text:span><text:span text:style-name="T175"> de uma </text:span><text:soft-page-break/><text:span text:style-name="T105">função</text:span><text:span text:style-name="T175"> </text:span><text:span text:style-name="T176">divina</text:span>!</text:p>
      <text:p text:style-name="P32"><text:tab/><text:span text:style-name="T195">Quando alguém </text:span><text:span text:style-name="T199">peca enquanto está</text:span><text:span text:style-name="T195"> exercendo uma função dada por DEUS, o pecado é da igreja!</text:span></text:p>
      <text:p text:style-name="P64"><text:span text:style-name="T96">Primeiro apelo</text:span><text:span text:style-name="T93"> – </text:span><text:span text:style-name="T95">abrir atos</text:span></text:p>
      <text:p text:style-name="P65"><text:span text:style-name="T95"><text:tab/><text:tab/></text:span><text:span text:style-name="T138">(</text:span><text:span text:style-name="T137">abrir)</text:span></text:p>
      <text:p text:style-name="P14"><text:span text:style-name="T74">Atos 17:30</text:span><text:span text:style-name="T1"> Ora, não levou Deus em conta os tempos da </text:span><text:span text:style-name="T21">ignorância</text:span><text:span text:style-name="T1">; agora, porém, notifica aos homens que todos, em toda parte, se arrependam; </text:span></text:p>
      <text:p text:style-name="P25"><text:span text:style-name="T73">I Pedro 1:14-16</text:span><text:span text:style-name="T1"> Como filhos da obediência, não vos amoldeis às paixões que tínheis anteriormente na vossa </text:span><text:span text:style-name="T20">ignorância</text:span><text:span text:style-name="T1">; </text:span><text:span text:style-name="T72">15</text:span><text:span text:style-name="T1"> pelo contrário, segundo é santo aquele que vos chamou, tornai-vos santos também vós mesmos em todo o vosso procedimento, </text:span><text:span text:style-name="T72">16</text:span><text:span text:style-name="T1"> porque escrito está: Sede </text:span><text:span text:style-name="T20">santos</text:span><text:span text:style-name="T1">, porque eu sou santo.</text:span></text:p>
      <text:p text:style-name="P48">«TESTEMUNHO»</text:p>
      <text:list text:style-name="L2">
        <text:list-item>
          <text:p text:style-name="P77">Como <text:span text:style-name="T107">é sua alimentação </text:span><text:span text:style-name="T114">diária</text:span><text:span text:style-name="T107">?</text:span></text:p>
        </text:list-item>
        <text:list-item>
          <text:p text:style-name="P76">Há quanto tempo você fez essa mudança radical?</text:p>
        </text:list-item>
        <text:list-item>
          <text:p text:style-name="P76">E antes do Cevisa, você tentou fazer alguma mudança?</text:p>
        </text:list-item>
        <text:list-item>
          <text:p text:style-name="P76"><text:soft-page-break/>E hoje, você foi em médicos pra conferir se está saudável?</text:p>
        </text:list-item>
      </text:list>
      <text:p text:style-name="P60"><text:span text:style-name="T45">Precisamos apegar-nos...</text:span><text:span text:style-name="T48"> </text:span><text:span text:style-name="T57">(</text:span><text:span text:style-name="T56">Conselhos</text:span><text:span text:style-name="T57">)</text:span></text:p>
      <text:p text:style-name="P60"><text:span text:style-name="T45">O regime tem </text:span><text:span text:style-name="T48">muito… </text:span><text:span text:style-name="T57">(</text:span><text:span text:style-name="T56">Conselhos</text:span><text:span text:style-name="T57">)</text:span></text:p>
      <text:p text:style-name="P60"><text:span text:style-name="T44">Os que são… </text:span><text:span text:style-name="T57">(</text:span><text:span text:style-name="T56">Conselhos</text:span><text:span text:style-name="T57">)</text:span></text:p>
      <text:p text:style-name="P60"><text:span text:style-name="T45">Se fecharmos os olhos </text:span><text:span text:style-name="T57">(</text:span><text:span text:style-name="T56">Conselhos</text:span><text:span text:style-name="T57">)</text:span></text:p>
      <text:p text:style-name="P60"><text:span text:style-name="T42">Aqueles que, tendo </text:span><text:span text:style-name="T68">(</text:span><text:span text:style-name="T66">Conselhos</text:span><text:span text:style-name="T68">)</text:span></text:p>
      <text:p text:style-name="P17"><text:span text:style-name="T75">I João 3:9</text:span><text:span text:style-name="T10"> Qualquer que é nascido de Deus não permanece em pecado; porque a sua semente permanece nele; e não pode pecar, porque é nascido de Deus.</text:span></text:p>
      <text:p text:style-name="P61"><text:span text:style-name="T47">Tudo</text:span><text:span text:style-name="T43"> que nos </text:span><text:span text:style-name="T47">diminui...</text:span><text:span text:style-name="T60">(</text:span><text:span text:style-name="T61">Conselhos</text:span><text:span text:style-name="T60">)</text:span></text:p>
      <text:p text:style-name="P61"><text:span text:style-name="T43">Nossos </text:span><text:span text:style-name="T47">hábitos..</text:span><text:span text:style-name="T43">. </text:span><text:span text:style-name="T55">(</text:span><text:span text:style-name="T56">Conselhos</text:span><text:span text:style-name="T55">)</text:span></text:p>
      <text:p text:style-name="P61"><text:span text:style-name="T47">Não devemos</text:span><text:span text:style-name="T43"> ser... </text:span><text:span text:style-name="T55">(</text:span><text:span text:style-name="T56">Conselhos</text:span><text:span text:style-name="T55">)</text:span></text:p>
      <text:p text:style-name="P61"><text:span text:style-name="T45">A força dominante</text:span><text:span text:style-name="T48">..</text:span><text:span text:style-name="T45">.</text:span><text:span text:style-name="T48"> </text:span><text:span text:style-name="T57">(</text:span><text:span text:style-name="T58">TI 3, pg 470/492</text:span><text:span text:style-name="T57">)</text:span></text:p>
      <text:p text:style-name="P61"><text:span text:style-name="T45">Negar o apetite requer</text:span><text:span text:style-name="T43"> </text:span><text:span text:style-name="T57">(</text:span><text:span text:style-name="T56">Conselhos</text:span><text:span text:style-name="T57">)</text:span></text:p>
      <text:p text:style-name="P18"><text:span text:style-name="T78">I Coríntios </text:span><text:span text:style-name="T79">9:27</text:span><text:span text:style-name="T10"> Mas esmurro o meu corpo e o reduzo à escravidão, para que, tendo pregado a outros, não venha eu mesmo a ser desqualificado. </text:span></text:p>
      <text:p text:style-name="P62"><text:soft-page-break/><text:span text:style-name="T43">Muitos desejam a </text:span><text:span text:style-name="T47">recompensa</text:span><text:span text:style-name="T43"> </text:span><text:span text:style-name="T55">(</text:span><text:span text:style-name="T57">TI</text:span><text:span text:style-name="T56">, </text:span><text:span text:style-name="T57">3, 470/492)</text:span></text:p>
      <text:p text:style-name="P62"><text:span text:style-name="T45">Os que vencem como Cristo...</text:span><text:span text:style-name="T69">(</text:span><text:span text:style-name="T67">Conselhos</text:span><text:span text:style-name="T69">)</text:span></text:p>
      <text:p text:style-name="P62"><text:span text:style-name="T48">Despertai de vossa letargia… </text:span><text:span text:style-name="T57">(</text:span><text:span text:style-name="T56">Conselhos</text:span><text:span text:style-name="T57">)</text:span></text:p>
      <text:p text:style-name="P66"><text:span text:style-name="T70"><text:tab/><text:tab/>(</text:span><text:span text:style-name="T71">A</text:span><text:span text:style-name="T70">brir)</text:span></text:p>
      <text:p text:style-name="P20"><text:span text:style-name="T146">NVI</text:span><text:span text:style-name="T147"> </text:span><text:span text:style-name="T148">Hebreus 12:14</text:span><text:span text:style-name="T150"> Segui a paz com todos, e a </text:span><text:span text:style-name="T151">santificação</text:span><text:span text:style-name="T150">, sem a qual ninguém verá o Senhor;</text:span></text:p>
      <text:p text:style-name="P11">Sem o que não é possível ver o senhor?</text:p>
      <text:p text:style-name="P69">HINO</text:p>
      <text:p text:style-name="P9">Não quero que saiam desanimados e desesperados. Jesus está conosco. </text:p>
      <text:p text:style-name="P19"><text:span text:style-name="T149">Filipenses 2:13</text:span><text:span text:style-name="T150"> ¹³ pois é Deus quem efetua em vocês tanto o querer quanto o realizar, de acordo com a boa vontade dele. Filipenses 2:13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5721e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212cm" fo:margin-bottom="0.212cm" style:contextual-spacing="false" fo:line-height="100%" fo:text-indent="-1.524cm" style:auto-text-indent="false" fo:keep-with-next="always"/>
      <style:text-properties style:font-name="Liberation Sans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212cm" fo:margin-bottom="0.106cm" style:contextual-spacing="false" fo:line-height="100%" fo:text-indent="-1.778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106cm" fo:margin-bottom="0.106cm" style:contextual-spacing="false" fo:line-height="100%" fo:text-indent="-2.032cm" style:auto-text-indent="false" fo:keep-with-next="always"/>
      <style:text-properties style:font-name="Liberation Sans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.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.499cm" fo:margin-right="0cm" fo:margin-top="0.3cm" fo:margin-bottom="0.499cm" style:contextual-spacing="false" fo:text-indent="0cm" style:auto-text-indent="false"/>
      <style:text-properties fo:background-color="#ffffa6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9.502cm" fo:margin-left="-0.097cm" fo:margin-top="0cm" fo:margin-bottom="0cm" fo:break-before="auto" fo:break-after="auto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4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2pt solid #666666" fo:border-bottom="2pt solid #666666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MP3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MP4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10.5cm" fo:page-height="18.671cm" style:num-format="1" style:print-orientation="portrait" fo:margin-top="0.499cm" fo:margin-bottom="0.499cm" fo:margin-left="0.499cm" fo:margin-right="0.499cm" style:writing-mode="lr-tb" style:layout-grid-color="#c0c0c0" style:layout-grid-lines="156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Entorpecidos</text:p>
            </table:table-cell>
            <table:table-cell table:style-name="Table1.A1" office:value-type="string">
              <text:p text:style-name="MP3"><text:page-number text:select-page="current">12</text:page-number><text:span text:style-name="MT1">/</text:span><text:page-count>12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05T22:25:44.573000000</dc:date>
    <meta:editing-duration>PT17H3M42S</meta:editing-duration>
    <meta:editing-cycles>249</meta:editing-cycles>
    <meta:print-date>2024-01-05T20:40:38.933000000</meta:print-date>
    <meta:printed-by>Arquivos PDF</meta:printed-by>
    <meta:document-statistic meta:table-count="1" meta:image-count="0" meta:object-count="0" meta:page-count="12" meta:paragraph-count="128" meta:word-count="1619" meta:character-count="9312" meta:non-whitespace-character-count="7755"/>
  </office:meta>
</office:document-meta>
</file>